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cell-protect="protected"/>
    </style:style>
    <style:style style:name="ce9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cell-protect="protected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vertical-align="automatic" style:cell-protect="protected"/>
      <style:text-properties style:font-name="맑은 고딕" style:font-name-asian="맑은 고딕" style:font-name-complex="맑은 고딕"/>
    </style:style>
    <style:style style:name="ce21" style:family="table-cell" style:parent-style-name="Default" style:data-style-name="N0">
      <style:table-cell-properties style:vertical-align="automatic" style:cell-protect="protected"/>
      <style:text-properties style:font-name="맑은 고딕" style:font-name-asian="맑은 고딕" style:font-name-complex="맑은 고딕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9.78958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4.89479166666667cm"/>
    </style:style>
    <style:style style:name="co13" style:family="table-column">
      <style:table-column-properties fo:break-before="auto" style:column-width="6.985cm"/>
    </style:style>
    <style:style style:name="co14" style:family="table-column">
      <style:table-column-properties fo:break-before="auto" style:column-width="8.41375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5.29166666666667cm"/>
    </style:style>
    <style:style style:name="co22" style:family="table-column">
      <style:table-column-properties fo:break-before="auto" style:column-width="9.604375cm"/>
    </style:style>
    <style:style style:name="co23" style:family="table-column">
      <style:table-column-properties fo:break-before="auto" style:column-width="6.05895833333333cm"/>
    </style:style>
    <style:style style:name="co24" style:family="table-column">
      <style:table-column-properties fo:break-before="auto" style:column-width="5.68854166666667cm"/>
    </style:style>
    <style:style style:name="co25" style:family="table-column">
      <style:table-column-properties fo:break-before="auto" style:column-width="5.08cm"/>
    </style:style>
    <style:style style:name="co26" style:family="table-column">
      <style:table-column-properties fo:break-before="auto" style:column-width="3.51895833333333cm"/>
    </style:style>
    <style:style style:name="co27" style:family="table-column">
      <style:table-column-properties fo:break-before="auto" style:column-width="4.02166666666667cm" style:use-optimal-column-width="true"/>
    </style:style>
    <style:style style:name="co28" style:family="table-column">
      <style:table-column-properties fo:break-before="auto" style:column-width="4.73604166666667cm" style:use-optimal-column-width="true"/>
    </style:style>
    <style:style style:name="co29" style:family="table-column">
      <style:table-column-properties fo:break-before="auto" style:column-width="2.32833333333333cm" style:use-optimal-column-width="true"/>
    </style:style>
    <style:style style:name="co30" style:family="table-column">
      <style:table-column-properties fo:break-before="auto" style:column-width="4.97416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62.6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폴더명</text:p>
          </table:table-cell>
          <table:table-cell office:value-type="string" table:style-name="ce3">
            <text:p>역할(큰틀)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pp</text:p>
          </table:table-cell>
          <table:table-cell office:value-type="string" table:style-name="ce5">
            <text:p>앱 전체 구성(루트 설정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ssets</text:p>
          </table:table-cell>
          <table:table-cell office:value-type="string" table:style-name="ce5">
            <text:p>이미지·아이콘 등 정적 리소스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features</text:p>
          </table:table-cell>
          <table:table-cell office:value-type="string" table:style-name="ce6">
            <text:p>기능(도메인) 단위 기능 모음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layouts</text:p>
          </table:table-cell>
          <table:table-cell office:value-type="string" table:style-name="ce6">
            <text:p>공통 레이아웃 구조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ages</text:p>
          </table:table-cell>
          <table:table-cell office:value-type="string" table:style-name="ce6">
            <text:p>URL과 매칭되는 실제 화면 페이지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hared</text:p>
          </table:table-cell>
          <table:table-cell office:value-type="string" table:style-name="ce5">
            <text:p>공통 UI/공통 로직(React 기반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tyles</text:p>
          </table:table-cell>
          <table:table-cell office:value-type="string" table:style-name="ce4">
            <text:p>전역 스타일, 테마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tils</text:p>
          </table:table-cell>
          <table:table-cell office:value-type="string" table:style-name="ce5">
            <text:p>순수 로직 유틸 함수 모음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ublic</text:p>
          </table:table-cell>
          <table:table-cell office:value-type="string" table:style-name="ce6">
            <text:p>정적 HTML 파일 등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uploads / images / DB</text:p>
          </table:table-cell>
          <table:table-cell office:value-type="string" table:style-name="ce5">
            <text:p>그외자료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IA_Structure" table:style-name="ta2">
        <table:table-column table:style-name="co4" table:default-cell-style-name="ce8"/>
        <table:table-column table:style-name="co5" table:default-cell-style-name="ce8"/>
        <table:table-column table:style-name="co3" table:number-columns-repeated="16382" table:default-cell-style-name="ce1"/>
        <table:table-row table:style-name="ro3">
          <table:table-cell office:value-type="string" table:style-name="ce7">
            <text:p>TJG IA<text:s/><text:span text:style-name="T4">구조도</text:span></text:p>
          </table:table-cell>
          <table:table-cell table:style-name="ce8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8"/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메인 화면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로그인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회원가입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마이페이지(주문내역/쿠폰내역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상품 카테고리(카테고리별 상품 목록/검색 결과 페이지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상품 상세(상품 정보/리뷰/QnA/장바구니 담기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장바구니(상품 수량 변경/결제 페이지 이동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결제(배송지 입력/쿠폰 적용/결제 수단 선택/주문 결제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챗봇(주문/배송/반품/추천)</text:p>
          </table:table-cell>
          <table:table-cell table:number-columns-repeated="16382"/>
        </table:table-row>
        <table:table-row table:style-name="ro4">
          <table:table-cell table:style-name="ce8"/>
          <table:table-cell office:value-type="string" table:style-name="ce20">
            <text:p>레시피(레시피 정보/후기/레시피에 필요한 상품)</text:p>
          </table:table-cell>
          <table:table-cell table:number-columns-repeated="16382"/>
        </table:table-row>
        <table:table-row table:style-name="ro4">
          <table:table-cell table:style-name="ce8"/>
          <table:table-cell office:value-type="string" table:style-name="ce20">
            <text:p>광고(메인 배너광고/사이드바 광고)</text:p>
          </table:table-cell>
          <table:table-cell table:number-columns-repeated="16382"/>
        </table:table-row>
        <table:table-row table:style-name="ro4">
          <table:table-cell table:style-name="ce8"/>
          <table:table-cell office:value-type="string" table:style-name="ce20">
            <text:p>쿠폰</text:p>
          </table:table-cell>
          <table:table-cell table:number-columns-repeated="16382"/>
        </table:table-row>
        <table:table-row table:style-name="ro4">
          <table:table-cell table:style-name="ce8"/>
          <table:table-cell table:style-name="ce20"/>
          <table:table-cell table:number-columns-repeated="16382"/>
        </table:table-row>
        <table:table-row table:style-name="ro1">
          <table:table-cell office:value-type="string" table:style-name="ce3">
            <text:p>관리자</text:p>
          </table:table-cell>
          <table:table-cell table:style-name="ce8"/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관리자 메인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상품 관리 (목록/등록/수정/삭제)</text:p>
          </table:table-cell>
          <table:table-cell table:number-columns-repeated="16382"/>
        </table:table-row>
        <table:table-row table:style-name="ro5">
          <table:table-cell table:style-name="ce8"/>
          <table:table-cell office:value-type="string" table:style-name="ce20">
            <text:p>AI 분석 (수요 예측/리뷰 분석/가격 분석)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8"/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number-rows-repeated="6" table:style-name="ro4">
          <table:table-cell/>
          <table:table-cell table:style-name="ce9"/>
          <table:table-cell table:number-columns-repeated="16382"/>
        </table:table-row>
        <table:table-row table:number-rows-repeated="1048537" table:style-name="ro4">
          <table:table-cell table:number-columns-repeated="16384"/>
        </table:table-row>
      </table:table>
      <table:table table:name="User_Pages" table:style-name="ta2"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2"/>
        <table:table-column table:style-name="co18" table:number-columns-repeated="2" table:default-cell-style-name="ce2"/>
        <table:table-column table:style-name="co3" table:number-columns-repeated="16369" table:default-cell-style-name="ce2"/>
        <table:table-row table:style-name="ro6">
          <table:table-cell office:value-type="string" table:number-columns-spanned="15" table:number-rows-spanned="1" table:style-name="ce15">
            <text:p><text:span text:style-name="T6">[TJG_PROJECT] CANDY</text:span><text:span text:style-name="T6"/></text:p>
            <text:p>문서 작성일<text:s/><text:span text:style-name="T7">: 2025-11-26</text:span><text:span text:style-name="T7"/></text:p>
            <text:p><text:span text:style-name="T7">Version : 1.0.0</text:span><text:span text:style-name="T7"/></text:p>
            <text:p>작성자<text:s/><text:span text:style-name="T7">:<text:s/></text:span>윤효진</text:p>
          </table:table-cell>
          <table:covered-table-cell table:number-columns-repeated="14"/>
          <table:table-cell table:number-columns-repeated="16369"/>
        </table:table-row>
        <table:table-row table:style-name="ro7">
          <table:table-cell office:value-type="string" table:style-name="ce10">
            <text:p>사용자유형</text:p>
          </table:table-cell>
          <table:table-cell office:value-type="string" table:style-name="ce10">
            <text:p>1depth</text:p>
          </table:table-cell>
          <table:table-cell office:value-type="string" table:style-name="ce10">
            <text:p>2depth</text:p>
          </table:table-cell>
          <table:table-cell office:value-type="string" table:style-name="ce10">
            <text:p>3depth</text:p>
          </table:table-cell>
          <table:table-cell office:value-type="string" table:style-name="ce10">
            <text:p>4depth</text:p>
          </table:table-cell>
          <table:table-cell office:value-type="string" table:style-name="ce10">
            <text:p>Page Name</text:p>
          </table:table-cell>
          <table:table-cell office:value-type="string" table:style-name="ce10">
            <text:p>URL(src기준)</text:p>
          </table:table-cell>
          <table:table-cell office:value-type="string" table:style-name="ce11">
            <text:p>기능 설명</text:p>
          </table:table-cell>
          <table:table-cell office:value-type="string" table:style-name="ce10">
            <text:p>API<text:s/><text:span text:style-name="T8">여부</text:span></text:p>
          </table:table-cell>
          <table:table-cell office:value-type="string" table:style-name="ce10">
            <text:p>API<text:s/><text:span text:style-name="T8">목록</text:span>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office:value-type="string" table:style-name="ce10">
            <text:p>개발상황</text:p>
          </table:table-cell>
          <table:table-cell office:value-type="string" table:style-name="ce10">
            <text:p>개발체크사항</text:p>
          </table:table-cell>
          <table:table-cell office:value-type="string" table:style-name="ce10">
            <text:p>협업필요사항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사용자</text:p>
          </table:table-cell>
          <table:table-cell office:value-type="string" table:number-columns-spanned="1" table:number-rows-spanned="17" table:style-name="ce16">
            <text:p>메인</text:p>
          </table:table-cell>
          <table:table-cell office:value-type="string" table:number-columns-spanned="1" table:number-rows-spanned="15" table:style-name="ce17">
            <text:p><text:span text:style-name="T9">헤더</text:span><text:span text:style-name="T9"/></text:p>
            <text:p><text:span text:style-name="T10">(</text:span><text:span text:style-name="T9">컴포넌트</text:span><text:span text:style-name="T10"><text:s/></text:span><text:span text:style-name="T9">이름</text:span><text:span text:style-name="T10"><text:s/>: Header.jsx</text:span><text:span text:style-name="T10"/></text:p>
            <text:p><text:span text:style-name="T10">URL : layouts/header/Header</text:span><text:span text:style-name="T10"/></text:p>
            <text:p><text:span text:style-name="T10">)</text:span><text:span text:style-name="T10"/></text:p>
            <text:p/>
          </table:table-cell>
          <table:table-cell office:value-type="string" table:number-columns-spanned="1" table:number-rows-spanned="6" table:style-name="ce16">
            <text:p>TopBar</text:p>
            <text:p><text:span text:style-name="T9">(컴포넌트 이름 : TopBar.jsx</text:span><text:span text:style-name="T9"/></text:p>
            <text:p><text:span text:style-name="T9">URL : layouts/topBar/TopBar</text:span><text:span text:style-name="T9"/></text:p>
            <text:p>)</text:p>
          </table:table-cell>
          <table:table-cell office:value-type="string" table:style-name="ce8">
            <text:p>고객센터</text:p>
          </table:table-cell>
          <table:table-cell office:value-type="string" table:style-name="ce12">
            <text:p>CustomerService.jsx</text:p>
          </table:table-cell>
          <table:table-cell office:value-type="string" table:style-name="ce9">
            <text:p>/support</text:p>
          </table:table-cell>
          <table:table-cell office:value-type="string" table:style-name="ce8">
            <text:p>메인 슬라이더<text:span text:style-name="T7">,<text:s/></text:span>추천상품<text:span text:style-name="T7">,<text:s/></text:span>최근본상품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tegory, /api/recommend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공지사항</text:p>
          </table:table-cell>
          <table:table-cell office:value-type="string" table:style-name="ce13">
            <text:p>NoticeList.jsx</text:p>
          </table:table-cell>
          <table:table-cell office:value-type="string" table:style-name="ce12">
            <text:p>/notice, /notice/:id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style-name="ce8">
            <text:p>회원가입</text:p>
          </table:table-cell>
          <table:table-cell table:style-name="ce9"/>
          <table:table-cell office:value-type="string" table:style-name="ce13">
            <text:p>/signup</text:p>
          </table:table-cell>
          <table:table-cell table:style-name="ce8"/>
          <table:table-cell table:style-name="ce9"/>
          <table:table-cell office:value-type="string" table:style-name="ce12">
            <text:p>/member/idcheck,</text:p>
          </table:table-cell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로그인/로그아웃</text:p>
          </table:table-cell>
          <table:table-cell office:value-type="string" table:style-name="ce12">
            <text:p>Login.jsx</text:p>
          </table:table-cell>
          <table:table-cell office:value-type="string" table:style-name="ce14">
            <text:p>/login</text:p>
          </table:table-cell>
          <table:table-cell office:value-type="string" table:style-name="ce8">
            <text:p>서버 기능</text:p>
          </table:table-cell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마이페이지</text:p>
          </table:table-cell>
          <table:table-cell table:style-name="ce9"/>
          <table:table-cell office:value-type="string" table:style-name="ce12">
            <text:p>/mypage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관리자</text:p>
          </table:table-cell>
          <table:covered-table-cell/>
          <table:covered-table-cell/>
          <table:covered-table-cell/>
          <table:table-cell office:value-type="string" table:style-name="ce8">
            <text:p>관리자페이지</text:p>
          </table:table-cell>
          <table:table-cell table:style-name="ce9"/>
          <table:table-cell office:value-type="string" table:style-name="ce12">
            <text:p>/admin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office:value-type="string" table:number-columns-spanned="1" table:number-rows-spanned="2" table:style-name="ce18">
            <text:p><text:span text:style-name="T11">LogoSearch<text:s/></text:span><text:span text:style-name="T9">(컴포넌트 이름 : LogoSearch.jsx</text:span><text:span text:style-name="T9"/></text:p>
            <text:p><text:span text:style-name="T9">URL : layouts/logoSearch/LogoSearch</text:span><text:span text:style-name="T9"/></text:p>
            <text:p><text:span text:style-name="T3">)</text:span></text:p>
          </table:table-cell>
          <table:table-cell office:value-type="string" table:style-name="ce8">
            <text:p>상품검색</text:p>
          </table:table-cell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9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카트</text:p>
          </table:table-cell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table-cell office:value-type="string" table:number-columns-spanned="1" table:number-rows-spanned="7" table:style-name="ce16">
            <text:p>카테고리</text:p>
          </table:table-cell>
          <table:table-cell office:value-type="string" table:style-name="ce9">
            <text:p>카테고리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신상품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베스트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알뜰쇼핑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특가/혜택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레시피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샛별/하루 배송안내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8">
            <text:p>메인</text:p>
          </table:table-cell>
          <table:table-cell table:number-columns-repeated="2"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8">
            <text:p>푸터</text:p>
          </table:table-cell>
          <table:table-cell table:number-columns-repeated="2"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7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로그인</text:p>
          </table:table-cell>
          <table:table-cell table:number-columns-repeated="2" table:style-name="ce8"/>
          <table:table-cell office:value-type="string" table:style-name="ce9">
            <text:p>Login</text:p>
          </table:table-cell>
          <table:table-cell office:value-type="string" table:style-name="ce9">
            <text:p>/login</text:p>
          </table:table-cell>
          <table:table-cell office:value-type="string" table:style-name="ce9">
            <text:p>JWT<text:s/><text:span text:style-name="T3">로그인</text:span>,<text:s/><text:span text:style-name="T3">카카오 로그인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login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회원가입</text:p>
          </table:table-cell>
          <table:table-cell table:number-columns-repeated="2" table:style-name="ce8"/>
          <table:table-cell office:value-type="string" table:style-name="ce9">
            <text:p>Signup</text:p>
          </table:table-cell>
          <table:table-cell office:value-type="string" table:style-name="ce9">
            <text:p>/signup</text:p>
          </table:table-cell>
          <table:table-cell office:value-type="string" table:style-name="ce8">
            <text:p>회원가입<text:span text:style-name="T7">,<text:s/></text:span>이메일 인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signup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아이디 찾기</text:p>
          </table:table-cell>
          <table:table-cell table:number-columns-repeated="2" table:style-name="ce8"/>
          <table:table-cell office:value-type="string" table:style-name="ce9">
            <text:p>Find ID</text:p>
          </table:table-cell>
          <table:table-cell office:value-type="string" table:style-name="ce9">
            <text:p>/find-id</text:p>
          </table:table-cell>
          <table:table-cell office:value-type="string" table:style-name="ce8">
            <text:p>아이디 찾기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find-id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비밀번호 찾기</text:p>
          </table:table-cell>
          <table:table-cell table:number-columns-repeated="2" table:style-name="ce8"/>
          <table:table-cell office:value-type="string" table:style-name="ce9">
            <text:p>Find Password</text:p>
          </table:table-cell>
          <table:table-cell office:value-type="string" table:style-name="ce9">
            <text:p>/find-password</text:p>
          </table:table-cell>
          <table:table-cell office:value-type="string" table:style-name="ce8">
            <text:p>이메일 기반 비번 찾기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find-pw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목록</text:p>
          </table:table-cell>
          <table:table-cell table:number-columns-repeated="2" table:style-name="ce8"/>
          <table:table-cell office:value-type="string" table:style-name="ce9">
            <text:p>Product List</text:p>
          </table:table-cell>
          <table:table-cell office:value-type="string" table:style-name="ce9">
            <text:p>/products</text:p>
          </table:table-cell>
          <table:table-cell office:value-type="string" table:style-name="ce8">
            <text:p>카테고리별 상품 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list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상세</text:p>
          </table:table-cell>
          <table:table-cell table:number-columns-repeated="2" table:style-name="ce8"/>
          <table:table-cell office:value-type="string" table:style-name="ce9">
            <text:p>Product Detail</text:p>
          </table:table-cell>
          <table:table-cell office:value-type="string" table:style-name="ce9">
            <text:p>/products/:ppk</text:p>
          </table:table-cell>
          <table:table-cell office:value-type="string" table:style-name="ce8">
            <text:p>상품 상세<text:span text:style-name="T7">,<text:s/></text:span>리뷰<text:span text:style-name="T7">, QnA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{ppk}, /api/reviews/{ppk}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리뷰</text:p>
          </table:table-cell>
          <table:table-cell table:style-name="ce8"/>
          <table:table-cell office:value-type="string" table:style-name="ce8">
            <text:p>작성</text:p>
          </table:table-cell>
          <table:table-cell office:value-type="string" table:style-name="ce9">
            <text:p>Review Write</text:p>
          </table:table-cell>
          <table:table-cell office:value-type="string" table:style-name="ce9">
            <text:p>/products/:ppk/review</text:p>
          </table:table-cell>
          <table:table-cell office:value-type="string" table:style-name="ce8">
            <text:p>리뷰 작성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views/writ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상품</text:p>
          </table:table-cell>
          <table:table-cell office:value-type="string" table:style-name="ce9">
            <text:p>QnA</text:p>
          </table:table-cell>
          <table:table-cell table:style-name="ce9"/>
          <table:table-cell table:style-name="ce8"/>
          <table:table-cell office:value-type="string" table:style-name="ce9">
            <text:p>QnA</text:p>
          </table:table-cell>
          <table:table-cell office:value-type="string" table:style-name="ce9">
            <text:p>/products/:ppk/qna</text:p>
          </table:table-cell>
          <table:table-cell office:value-type="string" table:style-name="ce8">
            <text:p>질문<text:span text:style-name="T7">/</text:span>답변 기능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qna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7">
          <table:table-cell table:style-name="ce2"/>
          <table:table-cell office:value-type="string" table:style-name="ce8">
            <text:p>추천</text:p>
          </table:table-cell>
          <table:table-cell office:value-type="string" table:style-name="ce9">
            <text:p>AI<text:s/><text:span text:style-name="T3">추천</text:span></text:p>
          </table:table-cell>
          <table:table-cell table:style-name="ce9"/>
          <table:table-cell table:style-name="ce8"/>
          <table:table-cell office:value-type="string" table:style-name="ce9">
            <text:p>AI Recommend</text:p>
          </table:table-cell>
          <table:table-cell office:value-type="string" table:style-name="ce9">
            <text:p>/recommend</text:p>
          </table:table-cell>
          <table:table-cell office:value-type="string" table:style-name="ce8">
            <text:p>최근 본 상품 기반 추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commend/ai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장바구니</text:p>
          </table:table-cell>
          <table:table-cell table:number-columns-repeated="3" table:style-name="ce8"/>
          <table:table-cell office:value-type="string" table:style-name="ce9">
            <text:p>Cart</text:p>
          </table:table-cell>
          <table:table-cell office:value-type="string" table:style-name="ce9">
            <text:p>/cart</text:p>
          </table:table-cell>
          <table:table-cell office:value-type="string" table:style-name="ce8">
            <text:p>장바구니 목록<text:span text:style-name="T7">/</text:span>수량변경<text:span text:style-name="T7">/</text:span>삭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rt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결제</text:p>
          </table:table-cell>
          <table:table-cell table:number-columns-repeated="3" table:style-name="ce8"/>
          <table:table-cell office:value-type="string" table:style-name="ce9">
            <text:p>Checkout</text:p>
          </table:table-cell>
          <table:table-cell office:value-type="string" table:style-name="ce9">
            <text:p>/checkout</text:p>
          </table:table-cell>
          <table:table-cell office:value-type="string" table:style-name="ce8">
            <text:p>결제<text:span text:style-name="T7">,<text:s/></text:span>배송지 입력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kakao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 table:style-name="ce2"/>
          <table:table-cell office:value-type="string" table:style-name="ce8">
            <text:p>결제</text:p>
          </table:table-cell>
          <table:table-cell office:value-type="string" table:style-name="ce8">
            <text:p>완료</text:p>
          </table:table-cell>
          <table:table-cell table:number-columns-repeated="2" table:style-name="ce8"/>
          <table:table-cell office:value-type="string" table:style-name="ce9">
            <text:p>Payment Result</text:p>
          </table:table-cell>
          <table:table-cell office:value-type="string" table:style-name="ce9">
            <text:p>/payment/result</text:p>
          </table:table-cell>
          <table:table-cell office:value-type="string" table:style-name="ce8">
            <text:p>결제 성공<text:span text:style-name="T7">/</text:span>실패 처리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approv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주문</text:p>
          </table:table-cell>
          <table:table-cell office:value-type="string" table:style-name="ce8">
            <text:p>내역</text:p>
          </table:table-cell>
          <table:table-cell table:number-columns-repeated="2" table:style-name="ce8"/>
          <table:table-cell office:value-type="string" table:style-name="ce9">
            <text:p>Order History</text:p>
          </table:table-cell>
          <table:table-cell office:value-type="string" table:style-name="ce9">
            <text:p>/orders/my</text:p>
          </table:table-cell>
          <table:table-cell office:value-type="string" table:style-name="ce8">
            <text:p>주문 내역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my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/>
          <table:table-cell office:value-type="string" table:style-name="ce8">
            <text:p>주문</text:p>
          </table:table-cell>
          <table:table-cell office:value-type="string" table:style-name="ce8">
            <text:p>상세</text:p>
          </table:table-cell>
          <table:table-cell table:number-columns-repeated="2" table:style-name="ce8"/>
          <table:table-cell office:value-type="string" table:style-name="ce9">
            <text:p>Order Detail</text:p>
          </table:table-cell>
          <table:table-cell office:value-type="string" table:style-name="ce9">
            <text:p>/orders/:id</text:p>
          </table:table-cell>
          <table:table-cell office:value-type="string" table:style-name="ce8">
            <text:p>주문 상세<text:span text:style-name="T7">,<text:s/></text:span>배송 정보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{id}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배송</text:p>
          </table:table-cell>
          <table:table-cell office:value-type="string" table:style-name="ce8">
            <text:p>조회</text:p>
          </table:table-cell>
          <table:table-cell table:number-columns-repeated="2" table:style-name="ce8"/>
          <table:table-cell office:value-type="string" table:style-name="ce9">
            <text:p>Delivery Status</text:p>
          </table:table-cell>
          <table:table-cell office:value-type="string" table:style-name="ce9">
            <text:p>/delivery</text:p>
          </table:table-cell>
          <table:table-cell office:value-type="string" table:style-name="ce8">
            <text:p>배송 상태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status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8">
          <table:table-cell/>
          <table:table-cell office:value-type="string" table:style-name="ce8">
            <text:p>마이페이지</text:p>
          </table:table-cell>
          <table:table-cell table:number-columns-repeated="3" table:style-name="ce8"/>
          <table:table-cell office:value-type="string" table:style-name="ce9">
            <text:p>My Page</text:p>
          </table:table-cell>
          <table:table-cell office:value-type="string" table:style-name="ce9">
            <text:p>/mypage</text:p>
          </table:table-cell>
          <table:table-cell office:value-type="string" table:style-name="ce8">
            <text:p>사용자 정보<text:span text:style-name="T7">,<text:s/></text:span>쿠폰<text:span text:style-name="T7">,<text:s/></text:span>주문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마이페이지</text:p>
          </table:table-cell>
          <table:table-cell office:value-type="string" table:style-name="ce8">
            <text:p>수정</text:p>
          </table:table-cell>
          <table:table-cell table:number-columns-repeated="2" table:style-name="ce8"/>
          <table:table-cell office:value-type="string" table:style-name="ce9">
            <text:p>Profile Edit</text:p>
          </table:table-cell>
          <table:table-cell office:value-type="string" table:style-name="ce9">
            <text:p>/mypage/edit</text:p>
          </table:table-cell>
          <table:table-cell office:value-type="string" table:style-name="ce8">
            <text:p>회원 정보 수정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/updat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7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7" table:default-cell-style-name="ce8"/>
        <table:table-column table:style-name="co22" table:default-cell-style-name="ce8"/>
        <table:table-column table:style-name="co15" table:default-cell-style-name="ce8"/>
        <table:table-column table:style-name="co16" table:default-cell-style-name="ce8"/>
        <table:table-column table:style-name="co3" table:number-columns-repeated="16375" table:default-cell-style-name="ce1"/>
        <table:table-row table:style-name="ro7">
          <table:table-cell office:value-type="string" table:style-name="ce10">
            <text:p>1depth</text:p>
          </table:table-cell>
          <table:table-cell office:value-type="string" table:style-name="ce10">
            <text:p>2depth</text:p>
          </table:table-cell>
          <table:table-cell office:value-type="string" table:style-name="ce10">
            <text:p>Page Name</text:p>
          </table:table-cell>
          <table:table-cell office:value-type="string" table:style-name="ce10">
            <text:p>URL</text:p>
          </table:table-cell>
          <table:table-cell office:value-type="string" table:style-name="ce11">
            <text:p>기능 설명</text:p>
          </table:table-cell>
          <table:table-cell office:value-type="string" table:style-name="ce10">
            <text:p>API<text:s/><text:span text:style-name="T8">여부</text:span></text:p>
          </table:table-cell>
          <table:table-cell office:value-type="string" table:style-name="ce10">
            <text:p>API<text:s/><text:span text:style-name="T8">목록</text:span>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대시보드</text:p>
          </table:table-cell>
          <table:table-cell table:style-name="ce8"/>
          <table:table-cell office:value-type="string" table:style-name="ce9">
            <text:p>Dashboard</text:p>
          </table:table-cell>
          <table:table-cell office:value-type="string" table:style-name="ce9">
            <text:p>/admin</text:p>
          </table:table-cell>
          <table:table-cell office:value-type="string" table:style-name="ce8">
            <text:p>매출<text:span text:style-name="T7">/</text:span>전환율 지표 요약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dashboard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상품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Product List</text:p>
          </table:table-cell>
          <table:table-cell office:value-type="string" table:style-name="ce9">
            <text:p>/admin/products</text:p>
          </table:table-cell>
          <table:table-cell office:value-type="string" table:style-name="ce8">
            <text:p>상품 목록 관리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8">
          <table:table-cell office:value-type="string" table:style-name="ce8">
            <text:p>상품관리</text:p>
          </table:table-cell>
          <table:table-cell office:value-type="string" table:style-name="ce8">
            <text:p>등록</text:p>
          </table:table-cell>
          <table:table-cell office:value-type="string" table:style-name="ce9">
            <text:p>Product Add</text:p>
          </table:table-cell>
          <table:table-cell office:value-type="string" table:style-name="ce9">
            <text:p>/admin/products/add</text:p>
          </table:table-cell>
          <table:table-cell office:value-type="string" table:style-name="ce8">
            <text:p>상품 등록<text:span text:style-name="T7">,<text:s/></text:span>이미지 업로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상품관리</text:p>
          </table:table-cell>
          <table:table-cell office:value-type="string" table:style-name="ce8">
            <text:p>수정</text:p>
          </table:table-cell>
          <table:table-cell office:value-type="string" table:style-name="ce9">
            <text:p>Product Update</text:p>
          </table:table-cell>
          <table:table-cell office:value-type="string" table:style-name="ce9">
            <text:p>/admin/products/:ppk</text:p>
          </table:table-cell>
          <table:table-cell office:value-type="string" table:style-name="ce8">
            <text:p>상품 수정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/{ppk}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리뷰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Review List</text:p>
          </table:table-cell>
          <table:table-cell office:value-type="string" table:style-name="ce9">
            <text:p>/admin/reviews</text:p>
          </table:table-cell>
          <table:table-cell office:value-type="string" table:style-name="ce8">
            <text:p>상품별 리뷰 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review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7">
          <table:table-cell office:value-type="string" table:style-name="ce8">
            <text:p>리뷰관리</text:p>
          </table:table-cell>
          <table:table-cell office:value-type="string" table:style-name="ce9">
            <text:p>AI<text:s/><text:span text:style-name="T3">분석</text:span></text:p>
          </table:table-cell>
          <table:table-cell office:value-type="string" table:style-name="ce9">
            <text:p>Review AI</text:p>
          </table:table-cell>
          <table:table-cell office:value-type="string" table:style-name="ce9">
            <text:p>/admin/reviews/:ppk</text:p>
          </table:table-cell>
          <table:table-cell office:value-type="string" table:style-name="ce8">
            <text:p>리뷰<text:s/><text:span text:style-name="T7">AI<text:s/></text:span>감정 분석<text:span text:style-name="T7">,<text:s/></text:span>요약<text:span text:style-name="T7">,<text:s/></text:span>키워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penai/review-analysi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7">
          <table:table-cell office:value-type="string" table:style-name="ce9">
            <text:p>AI<text:span text:style-name="T3">분석</text:span></text:p>
          </table:table-cell>
          <table:table-cell office:value-type="string" table:style-name="ce8">
            <text:p>가격 분석</text:p>
          </table:table-cell>
          <table:table-cell office:value-type="string" table:style-name="ce9">
            <text:p>Pricing AI</text:p>
          </table:table-cell>
          <table:table-cell office:value-type="string" table:style-name="ce9">
            <text:p>/admin/pricing/:ppk</text:p>
          </table:table-cell>
          <table:table-cell office:value-type="string" table:style-name="ce8">
            <text:p>클릭<text:span text:style-name="T7">·</text:span>주문 기반 전환율 분석<text:s/><text:span text:style-name="T7">+ AI<text:s/></text:span>가격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icing/{ppk}, /api/openai/pricing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7">
          <table:table-cell office:value-type="string" table:style-name="ce9">
            <text:p>AI<text:span text:style-name="T3">분석</text:span></text:p>
          </table:table-cell>
          <table:table-cell office:value-type="string" table:style-name="ce8">
            <text:p>수요 예측</text:p>
          </table:table-cell>
          <table:table-cell office:value-type="string" table:style-name="ce9">
            <text:p>Forecast AI</text:p>
          </table:table-cell>
          <table:table-cell office:value-type="string" table:style-name="ce9">
            <text:p>/admin/forecast</text:p>
          </table:table-cell>
          <table:table-cell office:value-type="string" table:style-name="ce8">
            <text:p>수요 예측 그래프<text:span text:style-name="T7">,<text:s/></text:span>엑셀 다운로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excel/forecast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주문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Order List</text:p>
          </table:table-cell>
          <table:table-cell office:value-type="string" table:style-name="ce9">
            <text:p>/admin/orders</text:p>
          </table:table-cell>
          <table:table-cell office:value-type="string" table:style-name="ce8">
            <text:p>전체 주문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order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8">
          <table:table-cell office:value-type="string" table:style-name="ce8">
            <text:p>주문관리</text:p>
          </table:table-cell>
          <table:table-cell office:value-type="string" table:style-name="ce8">
            <text:p>상태 변경</text:p>
          </table:table-cell>
          <table:table-cell office:value-type="string" table:style-name="ce9">
            <text:p>Order Status Update</text:p>
          </table:table-cell>
          <table:table-cell office:value-type="string" table:style-name="ce9">
            <text:p>/admin/orders/:id</text:p>
          </table:table-cell>
          <table:table-cell office:value-type="string" table:style-name="ce8">
            <text:p>배송 상태 변경<text:span text:style-name="T7">(</text:span>준비중<text:span text:style-name="T7">/</text:span>배송중<text:span text:style-name="T7">/</text:span>완료<text:span text:style-name="T7">)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orders/statu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6" table:default-cell-style-name="ce8"/>
        <table:table-column table:style-name="co7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16" table:default-cell-style-name="ce8"/>
        <table:table-column table:style-name="co3" table:number-columns-repeated="16377" table:default-cell-style-name="ce1"/>
        <table:table-row table:style-name="ro1">
          <table:table-cell office:value-type="string" table:style-name="ce11">
            <text:p>기능명</text:p>
          </table:table-cell>
          <table:table-cell office:value-type="string" table:style-name="ce10">
            <text:p>Method</text:p>
          </table:table-cell>
          <table:table-cell office:value-type="string" table:style-name="ce10">
            <text:p>Endpoint</text:p>
          </table:table-cell>
          <table:table-cell office:value-type="string" table:style-name="ce10">
            <text:p>Request</text:p>
          </table:table-cell>
          <table:table-cell office:value-type="string" table:style-name="ce10">
            <text:p>Response</text:p>
          </table:table-cell>
          <table:table-cell office:value-type="string" table:style-name="ce11">
            <text:p>사용 화면</text:p>
          </table:table-cell>
          <table:table-cell office:value-type="string" table:style-name="ce11">
            <text:p>담당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상품 상세 조회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products/{ppk}</text:p>
          </table:table-cell>
          <table:table-cell office:value-type="string" table:style-name="ce9">
            <text:p>-</text:p>
          </table:table-cell>
          <table:table-cell office:value-type="string" table:style-name="ce9">
            <text:p>{ product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조회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reviews/{ppk}</text:p>
          </table:table-cell>
          <table:table-cell office:value-type="string" table:style-name="ce9">
            <text:p>-</text:p>
          </table:table-cell>
          <table:table-cell office:value-type="string" table:style-name="ce9">
            <text:p>{ reviews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8">
          <table:table-cell office:value-type="string" table:style-name="ce8">
            <text:p>리뷰<text:s/><text:span text:style-name="T7">AI<text:s/></text:span>분석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openai/review-analysis</text:p>
          </table:table-cell>
          <table:table-cell office:value-type="string" table:style-name="ce9">
            <text:p>{ text }</text:p>
          </table:table-cell>
          <table:table-cell office:value-type="string" table:style-name="ce9">
            <text:p>{ sentiment, summary }</text:p>
          </table:table-cell>
          <table:table-cell office:value-type="string" table:style-name="ce9">
            <text:p>Review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9">
            <text:p>AI<text:s/><text:span text:style-name="T3">가격 분석</text:span>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openai/pricing</text:p>
          </table:table-cell>
          <table:table-cell office:value-type="string" table:style-name="ce9">
            <text:p>{ clicks, orders, price }</text:p>
          </table:table-cell>
          <table:table-cell office:value-type="string" table:style-name="ce9">
            <text:p>{ aiPrice }</text:p>
          </table:table-cell>
          <table:table-cell office:value-type="string" table:style-name="ce9">
            <text:p>Pricing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수요 예측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excel/forecast</text:p>
          </table:table-cell>
          <table:table-cell office:value-type="string" table:style-name="ce9">
            <text:p>{ rows }</text:p>
          </table:table-cell>
          <table:table-cell office:value-type="string" table:style-name="ce9">
            <text:p>Excel file</text:p>
          </table:table-cell>
          <table:table-cell office:value-type="string" table:style-name="ce9">
            <text:p>Forecast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장바구니 담기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cart/add</text:p>
          </table:table-cell>
          <table:table-cell office:value-type="string" table:style-name="ce9">
            <text:p>{ ppk, qty }</text:p>
          </table:table-cell>
          <table:table-cell office:value-type="string" table:style-name="ce9">
            <text:p>{ result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요청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payment/kakao/ready</text:p>
          </table:table-cell>
          <table:table-cell office:value-type="string" table:style-name="ce9">
            <text:p>{ order }</text:p>
          </table:table-cell>
          <table:table-cell office:value-type="string" table:style-name="ce9">
            <text:p>{ tid, next_redirect }</text:p>
          </table:table-cell>
          <table:table-cell office:value-type="string" table:style-name="ce9">
            <text:p>Checkou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승인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payment/kakao/approve</text:p>
          </table:table-cell>
          <table:table-cell office:value-type="string" table:style-name="ce9">
            <text:p>{ pg_token }</text:p>
          </table:table-cell>
          <table:table-cell office:value-type="string" table:style-name="ce9">
            <text:p>{ result }</text:p>
          </table:table-cell>
          <table:table-cell office:value-type="string" table:style-name="ce9">
            <text:p>Payment Resul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4">
          <table:table-cell table:number-columns-repeated="2"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style-name="ce1"/>
          <table:table-cell table:style-name="ce8"/>
          <table:table-cell table:number-columns-repeated="16375"/>
        </table:table-row>
        <table:table-row table:style-name="ro4">
          <table:table-cell table:style-name="ce21"/>
          <table:table-cell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style-name="ce1"/>
          <table:table-cell table:style-name="ce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" table:number-columns-repeated="16380" table:default-cell-style-name="ce1"/>
        <table:table-row table:style-name="ro1">
          <table:table-cell office:value-type="string" table:style-name="ce10">
            <text:p>Entity</text:p>
          </table:table-cell>
          <table:table-cell office:value-type="string" table:style-name="ce11">
            <text:p>필드</text:p>
          </table:table-cell>
          <table:table-cell office:value-type="string" table:style-name="ce11">
            <text:p>타입</text:p>
          </table:table-cell>
          <table:table-cell office:value-type="string" table:style-name="ce11">
            <text:p>설명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PK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address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주소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birthday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생년월일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email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UNI,<text:s/><text:span text:style-name="T2">이메일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gender</text:p>
          </table:table-cell>
          <table:table-cell office:value-type="string" table:style-name="ce19">
            <text:p>varchar(1)</text:p>
          </table:table-cell>
          <table:table-cell office:value-type="string" table:style-name="ce19">
            <text:p><text:span text:style-name="T2">성별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이름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password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비밀번호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phone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전화번호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provider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로그인</text:span><text:s/><text:span text:style-name="T2">환경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recommendation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추천인</text:span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9">
            <text:p>user_id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UNI,<text:s/><text:span text:style-name="T2">유저아이디</text:span>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Users</text:p>
          </table:table-cell>
          <table:table-cell office:value-type="string" table:style-name="ce19">
            <text:p>zonecode</text:p>
          </table:table-cell>
          <table:table-cell office:value-type="string" table:style-name="ce19">
            <text:p>varchar(5)</text:p>
          </table:table-cell>
          <table:table-cell office:value-type="string" table:style-name="ce19">
            <text:p><text:span text:style-name="T2">우편번호</text:span>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brand_name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브랜드명</text:span>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dc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할인율</text:span>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description</text:p>
          </table:table-cell>
          <table:table-cell office:value-type="string" table:style-name="ce19">
            <text:p>varchar(500)</text:p>
          </table:table-cell>
          <table:table-cell office:value-type="string" table:style-name="ce19">
            <text:p><text:span text:style-name="T2">상품</text:span><text:s/><text:span text:style-name="T2">설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image_url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</text:span><text:s/><text:span text:style-name="T2">이미지</text:span><text:s/>url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image_url_name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상품</text:span><text:s/><text:span text:style-name="T2">이미지</text:span><text:s/><text:span text:style-name="T2">이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is_hot_deal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핫딜</text:span><text:s/><text:span text:style-name="T2">태그</text:span><text:s/><text:span text:style-name="T2">여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is_member_special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맴버</text:span><text:s/><text:span text:style-name="T2">특가</text:span><text:s/><text:span text:style-name="T2">여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origin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원산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id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UNI,<text:s/><text:span text:style-name="T2">상품</text:span><text:s/><text:span text:style-name="T2">코드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ric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상품</text:span><text:s/><text:span text:style-name="T2">가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roduct_date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<text:span text:style-name="T2">상품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roduct_description_imag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12">상품</text:span><text:s/><text:span text:style-name="T12">정보</text:span><text:s/><text:span text:style-name="T12">이미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roduct_information_imag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12">상품</text:span><text:s/><text:span text:style-name="T12">상세</text:span><text:s/><text:span text:style-name="T12">정보</text:span><text:s/><text:span text:style-name="T12">이미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product_name</text:p>
          </table:table-cell>
          <table:table-cell office:value-type="string" table:style-name="ce19">
            <text:p>varchar(200)</text:p>
          </table:table-cell>
          <table:table-cell office:value-type="string" table:style-name="ce19">
            <text:p><text:span text:style-name="T2">상품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count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12">상품</text:span><text:s/><text:span text:style-name="T12">재고</text:span><text:s/><text:span text:style-name="T12">수량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del_typ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MUL,<text:s/><text:span text:style-name="T2">배송</text:span><text:s/><text:span text:style-name="T2">정보</text:span><text:s/>PK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allergy_info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알레르기</text:span><text:s/><text:span text:style-name="T2">정보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notes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안내</text:span><text:s/><text:span text:style-name="T2">사항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seller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판매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unit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판매단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weight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중량</text:span>/<text:span text:style-name="T2">용량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유저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roduct</text:p>
          </table:table-cell>
          <table:table-cell office:value-type="string" table:style-name="ce19">
            <text:p>category_sub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서브</text:span><text:s/><text:span text:style-name="T2">카테고리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9">
            <text:p>c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장바구니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9">
            <text:p>add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장바구니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개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9">
            <text:p>p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상품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유저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ategory_main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12">카테고리</text:span><text:s/><text:span text:style-name="T12">대분류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ategory_main</text:p>
          </table:table-cell>
          <table:table-cell office:value-type="string" table:style-name="ce19">
            <text:p>display_order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카테고리</text:span><text:s/><text:span text:style-name="T2">대분류</text:span><text:s/><text:span text:style-name="T2">위치</text:span><text:s/><text:span text:style-name="T2">번호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category_main</text:p>
          </table:table-cell>
          <table:table-cell office:value-type="string" table:style-name="ce19">
            <text:p>is_used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12">카테고리</text:span><text:s/><text:span text:style-name="T12">대분류</text:span><text:s/><text:span text:style-name="T12">표시</text:span><text:s/><text:span text:style-name="T12">여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category_main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카테고리</text:span><text:s/><text:span text:style-name="T2">대분류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ategory_sub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12">카테고리</text:span><text:s/><text:span text:style-name="T12">중분류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ategory_sub</text:p>
          </table:table-cell>
          <table:table-cell office:value-type="string" table:style-name="ce19">
            <text:p>display_order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12">카테고리</text:span><text:s/><text:span text:style-name="T12">중분류</text:span><text:s/><text:span text:style-name="T12">위치</text:span><text:s/><text:span text:style-name="T12">번호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category_sub</text:p>
          </table:table-cell>
          <table:table-cell office:value-type="string" table:style-name="ce19">
            <text:p>is_used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카테고리</text:span><text:s/><text:span text:style-name="T2">중분류</text:span><text:s/><text:span text:style-name="T2">표시</text:span><text:s/><text:span text:style-name="T2">여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category_sub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카테고리</text:span><text:s/><text:span text:style-name="T2">중분류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ategory_sub</text:p>
          </table:table-cell>
          <table:table-cell office:value-type="string" table:style-name="ce19">
            <text:p>main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메인</text:span><text:s/><text:span text:style-name="T2">카테고리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oupon</text:p>
          </table:table-cell>
          <table:table-cell office:value-type="string" table:style-name="ce19">
            <text:p>coupon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쿠폰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oupon</text:p>
          </table:table-cell>
          <table:table-cell office:value-type="string" table:style-name="ce19">
            <text:p>coupon_dc_rat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쿠폰</text:span><text:s/><text:span text:style-name="T2">할인율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coupon</text:p>
          </table:table-cell>
          <table:table-cell office:value-type="string" table:style-name="ce19">
            <text:p>coupon_qty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쿠폰</text:span><text:s/><text:span text:style-name="T2">개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delivery</text:p>
          </table:table-cell>
          <table:table-cell office:value-type="string" table:style-name="ce19">
            <text:p>del_typ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배송</text:span><text:s/><text:span text:style-name="T2">정보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delivery</text:p>
          </table:table-cell>
          <table:table-cell office:value-type="string" table:style-name="ce19">
            <text:p>del_name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배송</text:span><text:s/><text:span text:style-name="T2">정보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delivery</text:p>
          </table:table-cell>
          <table:table-cell office:value-type="string" table:style-name="ce19">
            <text:p>del_description</text:p>
          </table:table-cell>
          <table:table-cell office:value-type="string" table:style-name="ce19">
            <text:p>varchar(500)</text:p>
          </table:table-cell>
          <table:table-cell office:value-type="string" table:style-name="ce19">
            <text:p><text:span text:style-name="T2">배송</text:span><text:s/><text:span text:style-name="T2">정보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공지사항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content</text:p>
          </table:table-cell>
          <table:table-cell office:value-type="string" table:style-name="ce19">
            <text:p>text</text:p>
          </table:table-cell>
          <table:table-cell office:value-type="string" table:style-name="ce19">
            <text:p><text:span text:style-name="T2">공지사항</text:span><text:s/><text:span text:style-name="T2">내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creat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공지사항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is_pinned</text:p>
          </table:table-cell>
          <table:table-cell office:value-type="string" table:style-name="ce19">
            <text:p>tinyint(1)</text:p>
          </table:table-cell>
          <table:table-cell office:value-type="string" table:style-name="ce19">
            <text:p><text:span text:style-name="T2">공지사항</text:span><text:s/><text:span text:style-name="T2">고정</text:span><text:s/><text:span text:style-name="T2">여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title</text:p>
          </table:table-cell>
          <table:table-cell office:value-type="string" table:style-name="ce19">
            <text:p>varchar(200)</text:p>
          </table:table-cell>
          <table:table-cell office:value-type="string" table:style-name="ce19">
            <text:p><text:span text:style-name="T2">공지사항</text:span><text:s/><text:span text:style-name="T2">제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9">
            <text:p>writer</text:p>
          </table:table-cell>
          <table:table-cell office:value-type="string" table:style-name="ce19">
            <text:p>varchar(30)</text:p>
          </table:table-cell>
          <table:table-cell office:value-type="string" table:style-name="ce19">
            <text:p><text:span text:style-name="T2">공지사항</text:span><text:s/><text:span text:style-name="T2">작성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세</text:span><text:s/><text:span text:style-name="T2">주문</text:span><text:s/><text:span text:style-name="T2">내역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pric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상품</text:span><text:s/><text:span text:style-name="T2">가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product_nam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상품</text:span><text:s/><text:span text:style-name="T2">개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order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주문</text:span><text:s/><text:span text:style-name="T2">내역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_detail</text:p>
          </table:table-cell>
          <table:table-cell office:value-type="string" table:style-name="ce19">
            <text:p>p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상품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주문</text:span><text:s/><text:span text:style-name="T2">내역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address1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주소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address2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세</text:span><text:s/><text:span text:style-name="T2">주소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discount_amount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할인금액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memo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메모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odate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주문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order_code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주문</text:span><text:s/><text:span text:style-name="T2">번호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receiver_nam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받는</text:span><text:s/><text:span text:style-name="T2">사람</text:span><text:s/><text:span text:style-name="T2">이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receiver_phon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받는</text:span><text:s/><text:span text:style-name="T2">사람</text:span><text:s/><text:span text:style-name="T2">전화번호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shipping_fe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배송비</text:span>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tid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결제</text:span><text:s/><text:span text:style-name="T2">대기</text:span><text:s/><text:span text:style-name="T2">번호</text:span>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total_amount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최종</text:span><text:s/><text:span text:style-name="T2">금액</text:span>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zipcod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받는</text:span><text:s/><text:span text:style-name="T2">사람</text:span><text:s/><text:span text:style-name="T2">우편번호</text:span>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deliver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배송</text:span><text:s/><text:span text:style-name="T2">완료</text:span><text:s/><text:span text:style-name="T2">시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delivery_status</text:p>
          </table:table-cell>
          <table:table-cell office:value-type="string" table:style-name="ce19">
            <text:p>enum('DELIVERED','READY','SHIPPING')</text:p>
          </table:table-cell>
          <table:table-cell office:value-type="string" table:style-name="ce19">
            <text:p><text:span text:style-name="T2">배송</text:span><text:s/><text:span text:style-name="T2">상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eta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도착</text:span><text:s/><text:span text:style-name="T2">예정</text:span><text:s/><text:span text:style-name="T2">시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orders</text:p>
          </table:table-cell>
          <table:table-cell office:value-type="string" table:style-name="ce19">
            <text:p>shipping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배송</text:span><text:s/><text:span text:style-name="T2">출발</text:span><text:s/><text:span text:style-name="T2">시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QnA 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상품</text:span><text:s/>QnA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is_private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비밀글</text:span><text:s/><text:span text:style-name="T2">여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p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답변</text:span><text:s/><text:span text:style-name="T2">상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titl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</text:span><text:s/>QnA<text:s/><text:span text:style-name="T2">제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product_qna</text:p>
          </table:table-cell>
          <table:table-cell office:value-type="string" table:style-name="ce19">
            <text:p>content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</text:span><text:s/>QnA<text:s/><text:span text:style-name="T2">내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레시피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cook_tim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조리</text:span><text:s/><text:span text:style-name="T2">시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creat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레시피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difficulty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레시피</text:span><text:s/><text:span text:style-name="T2">난이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image_url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레시피</text:span><text:s/><text:span text:style-name="T2">이미지</text:span><text:s/>url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ingredients</text:p>
          </table:table-cell>
          <table:table-cell office:value-type="string" table:style-name="ce19">
            <text:p>longtext</text:p>
          </table:table-cell>
          <table:table-cell office:value-type="string" table:style-name="ce19">
            <text:p><text:span text:style-name="T2">레시피</text:span><text:s/><text:span text:style-name="T2">재료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rating</text:p>
          </table:table-cell>
          <table:table-cell office:value-type="string" table:style-name="ce19">
            <text:p>double</text:p>
          </table:table-cell>
          <table:table-cell office:value-type="string" table:style-name="ce19">
            <text:p><text:span text:style-name="T2">레시피</text:span><text:s/><text:span text:style-name="T2">별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review_count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레시피</text:span><text:s/><text:span text:style-name="T2">리뷰</text:span><text:s/><text:span text:style-name="T2">숫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steps</text:p>
          </table:table-cell>
          <table:table-cell office:value-type="string" table:style-name="ce19">
            <text:p>longtext</text:p>
          </table:table-cell>
          <table:table-cell office:value-type="string" table:style-name="ce19">
            <text:p><text:span text:style-name="T2">요리</text:span><text:s/><text:span text:style-name="T2">순서</text:span></text:p>
          </table:table-cell>
          <table:table-cell table:number-columns-repeated="2" table:style-name="ce13"/>
          <table:table-cell table:number-columns-repeated="16378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summary</text:p>
          </table:table-cell>
          <table:table-cell office:value-type="string" table:style-name="ce19">
            <text:p>varchar(300)</text:p>
          </table:table-cell>
          <table:table-cell office:value-type="string" table:style-name="ce19">
            <text:p><text:span text:style-name="T2">요리</text:span><text:s/><text:span text:style-name="T2">설명</text:span></text:p>
          </table:table-cell>
          <table:table-cell table:style-name="ce13"/>
          <table:table-cell table:number-columns-repeated="16379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tips</text:p>
          </table:table-cell>
          <table:table-cell office:value-type="string" table:style-name="ce19">
            <text:p>varchar(300)</text:p>
          </table:table-cell>
          <table:table-cell office:value-type="string" table:style-name="ce19">
            <text:p><text:span text:style-name="T2">레시피</text:span><text:s/><text:span text:style-name="T2">팁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title</text:p>
          </table:table-cell>
          <table:table-cell office:value-type="string" table:style-name="ce19">
            <text:p>varchar(150)</text:p>
          </table:table-cell>
          <table:table-cell office:value-type="string" table:style-name="ce19">
            <text:p><text:span text:style-name="T2">레시피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updat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레시피</text:span><text:s/><text:span text:style-name="T2">등록</text:span><text:s/><text:span text:style-name="T2">날짜</text:span></text:p>
          </table:table-cell>
          <table:table-cell table:style-name="ce13"/>
          <table:table-cell table:number-columns-repeated="16379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youtube_url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레시피</text:span><text:s/><text:span text:style-name="T2">유튜브</text:span><text:s/>url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</text:p>
          </table:table-cell>
          <table:table-cell office:value-type="string" table:style-name="ce19">
            <text:p>sub_category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서브</text:span><text:s/><text:span text:style-name="T2">카테고리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레시피</text:span><text:s/><text:span text:style-name="T2">리뷰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content</text:p>
          </table:table-cell>
          <table:table-cell office:value-type="string" table:style-name="ce19">
            <text:p>text</text:p>
          </table:table-cell>
          <table:table-cell office:value-type="string" table:style-name="ce19">
            <text:p><text:span text:style-name="T2">레시피</text:span><text:s/><text:span text:style-name="T2">리뷰</text:span><text:s/><text:span text:style-name="T2">내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creat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레시피</text:span><text:s/><text:span text:style-name="T2">리뷰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rating</text:p>
          </table:table-cell>
          <table:table-cell office:value-type="string" table:style-name="ce19">
            <text:p>double</text:p>
          </table:table-cell>
          <table:table-cell office:value-type="string" table:style-name="ce19">
            <text:p><text:span text:style-name="T2">레시피</text:span><text:s/><text:span text:style-name="T2">별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recipe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레시피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cipe_review</text:p>
          </table:table-cell>
          <table:table-cell office:value-type="string" table:style-name="ce19">
            <text:p>user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유저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fresh_tokens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리프레쉬</text:span><text:s/><text:span text:style-name="T2">토큰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fresh_tokens</text:p>
          </table:table-cell>
          <table:table-cell office:value-type="string" table:style-name="ce19">
            <text:p>expiry_date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2">리프레쉬</text:span><text:s/><text:span text:style-name="T2">토큰</text:span><text:s/><text:span text:style-name="T2">발급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fresh_tokens</text:p>
          </table:table-cell>
          <table:table-cell office:value-type="string" table:style-name="ce19">
            <text:p>token</text:p>
          </table:table-cell>
          <table:table-cell office:value-type="string" table:style-name="ce19">
            <text:p>varchar(64)</text:p>
          </table:table-cell>
          <table:table-cell office:value-type="string" table:style-name="ce19">
            <text:p><text:span text:style-name="T2">리프레쉬</text:span><text:s/><text:span text:style-name="T2">토큰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fresh_tokens</text:p>
          </table:table-cell>
          <table:table-cell office:value-type="string" table:style-name="ce19">
            <text:p>user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<text:span text:style-name="T2">아이디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리뷰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content</text:p>
          </table:table-cell>
          <table:table-cell office:value-type="string" table:style-name="ce19">
            <text:p>text</text:p>
          </table:table-cell>
          <table:table-cell office:value-type="string" table:style-name="ce19">
            <text:p><text:span text:style-name="T2">리뷰</text:span><text:s/><text:span text:style-name="T2">내용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리뷰</text:span><text:s/><text:span text:style-name="T2">등록</text:span><text:s/><text:span text:style-name="T2">날짜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images</text:p>
          </table:table-cell>
          <table:table-cell office:value-type="string" table:style-name="ce19">
            <text:p>json</text:p>
          </table:table-cell>
          <table:table-cell office:value-type="string" table:style-name="ce19">
            <text:p><text:span text:style-name="T2">리뷰</text:span><text:s/><text:span text:style-name="T2">이미지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is_best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베스트</text:span><text:s/><text:span text:style-name="T2">리뷰</text:span><text:s/><text:span text:style-name="T2">여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likes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리뷰</text:span><text:s/><text:span text:style-name="T2">좋아요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p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product_name</text:p>
          </table:table-cell>
          <table:table-cell office:value-type="string" table:style-name="ce19">
            <text:p>varchar(200)</text:p>
          </table:table-cell>
          <table:table-cell office:value-type="string" table:style-name="ce19">
            <text:p><text:span text:style-name="T2">상품명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tags</text:p>
          </table:table-cell>
          <table:table-cell office:value-type="string" table:style-name="ce19">
            <text:p>json</text:p>
          </table:table-cell>
          <table:table-cell office:value-type="string" table:style-name="ce19">
            <text:p><text:span text:style-name="T2">리뷰</text:span><text:s/><text:span text:style-name="T2">태그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titl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리뷰명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reviews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coupon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가</text:span><text:s/><text:span text:style-name="T2">받은</text:span><text:s/><text:span text:style-name="T2">쿠폰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coupon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유저가</text:span><text:s/><text:span text:style-name="T2">받은</text:span><text:s/><text:span text:style-name="T2">쿠폰</text:span><text:s/><text:span text:style-name="T2">개수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coupon</text:p>
          </table:table-cell>
          <table:table-cell office:value-type="string" table:style-name="ce19">
            <text:p>coupon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쿠폰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coupon</text:p>
          </table:table-cell>
          <table:table-cell office:value-type="string" table:style-name="ce19">
            <text:p>user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MUL,<text:s/><text:span text:style-name="T2">유저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coupon</text:p>
          </table:table-cell>
          <table:table-cell office:value-type="string" table:style-name="ce19">
            <text:p>is_used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쿠폰</text:span><text:s/><text:span text:style-name="T2">사용</text:span><text:s/><text:span text:style-name="T2">여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조회수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p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12">상품에</text:span><text:s/><text:span text:style-name="T12">대한</text:span><text:s/><text:span text:style-name="T12">클릭수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sub_category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서브</text:span><text:s/><text:span text:style-name="T2">카테고리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upk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유저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user_view_log</text:p>
          </table:table-cell>
          <table:table-cell office:value-type="string" table:style-name="ce19">
            <text:p>viewed_at</text:p>
          </table:table-cell>
          <table:table-cell office:value-type="string" table:style-name="ce19">
            <text:p>datetime(6)</text:p>
          </table:table-cell>
          <table:table-cell office:value-type="string" table:style-name="ce19">
            <text:p><text:span text:style-name="T12">마지막</text:span><text:s/><text:span text:style-name="T12">클릭</text:span><text:s/><text:span text:style-name="T12">날짜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상품</text:span><text:s/><text:span text:style-name="T2">상세</text:span><text:s/><text:span text:style-name="T2">페이지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brand_name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브랜드명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dc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할인율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description</text:p>
          </table:table-cell>
          <table:table-cell office:value-type="string" table:style-name="ce19">
            <text:p>varchar(500)</text:p>
          </table:table-cell>
          <table:table-cell office:value-type="string" table:style-name="ce19">
            <text:p><text:span text:style-name="T2">상품</text:span><text:s/><text:span text:style-name="T2">설명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image_url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</text:span><text:s/><text:span text:style-name="T2">이미지</text:span><text:s/>url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image_url_name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상품</text:span><text:s/><text:span text:style-name="T2">이미지</text:span><text:s/>url<text:s text:c="2"/><text:span text:style-name="T2">이름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is_hot_deal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핫딜</text:span><text:s/><text:span text:style-name="T2">태그</text:span><text:s/><text:span text:style-name="T2">여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is_member_special</text:p>
          </table:table-cell>
          <table:table-cell office:value-type="string" table:style-name="ce19">
            <text:p>bit(1)</text:p>
          </table:table-cell>
          <table:table-cell office:value-type="string" table:style-name="ce19">
            <text:p><text:span text:style-name="T2">멤버십</text:span><text:s/><text:span text:style-name="T2">태그</text:span><text:s/><text:span text:style-name="T2">여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origin</text:p>
          </table:table-cell>
          <table:table-cell office:value-type="string" table:style-name="ce19">
            <text:p>varchar(100)</text:p>
          </table:table-cell>
          <table:table-cell office:value-type="string" table:style-name="ce19">
            <text:p><text:span text:style-name="T2">원산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id</text:p>
          </table:table-cell>
          <table:table-cell office:value-type="string" table:style-name="ce19">
            <text:p>varchar(20)</text:p>
          </table:table-cell>
          <table:table-cell office:value-type="string" table:style-name="ce19">
            <text:p><text:span text:style-name="T2">상품</text:span><text:s/><text:span text:style-name="T2">코드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ric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상품</text:span><text:s/><text:span text:style-name="T2">가격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roduct_date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<text:span text:style-name="T2">상품</text:span><text:s/><text:span text:style-name="T2">등록</text:span><text:s/><text:span text:style-name="T2">날짜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roduct_description_imag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상품</text:span><text:s/><text:span text:style-name="T2">정보</text:span><text:s/><text:span text:style-name="T2">이미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roduct_information_imag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12">상품</text:span><text:s/><text:span text:style-name="T12">상세</text:span><text:s/><text:span text:style-name="T12">정보</text:span><text:s/><text:span text:style-name="T12">이미지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product_name</text:p>
          </table:table-cell>
          <table:table-cell office:value-type="string" table:style-name="ce19">
            <text:p>varchar(200)</text:p>
          </table:table-cell>
          <table:table-cell office:value-type="string" table:style-name="ce19">
            <text:p><text:span text:style-name="T2">상품명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count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12">상품</text:span><text:s/><text:span text:style-name="T12">재고</text:span><text:s/><text:span text:style-name="T12">수량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del_type</text:p>
          </table:table-cell>
          <table:table-cell office:value-type="string" table:style-name="ce19">
            <text:p>int</text:p>
          </table:table-cell>
          <table:table-cell office:value-type="string" table:style-name="ce19">
            <text:p><text:span text:style-name="T2">배송</text:span><text:s/><text:span text:style-name="T2">정보</text:span><text:s/>PK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allergy_info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알레르기</text:span><text:s/><text:span text:style-name="T2">정보</text:span>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notes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안내</text:span><text:s/><text:span text:style-name="T2">사항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seller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판매자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unit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판매</text:span><text:s/><text:span text:style-name="T2">단위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weight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중량</text:span>/<text:span text:style-name="T2">용량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category_sub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카테고리</text:span><text:s/><text:span text:style-name="T2">중분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del_name</text:p>
          </table:table-cell>
          <table:table-cell office:value-type="string" table:style-name="ce19">
            <text:p>varchar(50)</text:p>
          </table:table-cell>
          <table:table-cell office:value-type="string" table:style-name="ce19">
            <text:p><text:span text:style-name="T2">배송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del_description</text:p>
          </table:table-cell>
          <table:table-cell office:value-type="string" table:style-name="ce19">
            <text:p>varchar(500)</text:p>
          </table:table-cell>
          <table:table-cell office:value-type="string" table:style-name="ce19">
            <text:p><text:span text:style-name="T2">배송</text:span><text:s/><text:span text:style-name="T2">정보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view_product_detail</text:p>
          </table:table-cell>
          <table:table-cell office:value-type="string" table:style-name="ce19">
            <text:p>category_main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카테고리</text:span><text:s/><text:span text:style-name="T2">대분류</text:span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advertise</text:p>
          </table:table-cell>
          <table:table-cell office:value-type="string" table:style-name="ce19">
            <text:p>adv_id</text:p>
          </table:table-cell>
          <table:table-cell office:value-type="string" table:style-name="ce19">
            <text:p>bigint</text:p>
          </table:table-cell>
          <table:table-cell office:value-type="string" table:style-name="ce19">
            <text:p><text:span text:style-name="T2">광고</text:span><text:s/>PK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9">
            <text:p>advertise</text:p>
          </table:table-cell>
          <table:table-cell office:value-type="string" table:style-name="ce19">
            <text:p>adv_image_banner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광고</text:span><text:s/><text:span text:style-name="T2">사이드바</text:span><text:s/><text:span text:style-name="T2">이미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advertise</text:p>
          </table:table-cell>
          <table:table-cell office:value-type="string" table:style-name="ce19">
            <text:p>adv_image_inlin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중간</text:span><text:s/><text:span text:style-name="T2">광고</text:span><text:s/><text:span text:style-name="T2">이미지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advertise</text:p>
          </table:table-cell>
          <table:table-cell office:value-type="string" table:style-name="ce19">
            <text:p>adv_link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광고</text:span><text:s/><text:span text:style-name="T2">사이트</text:span><text:s/><text:span text:style-name="T2">링크</text:span></text:p>
          </table:table-cell>
          <table:table-cell table:style-name="ce13"/>
          <table:table-cell table:number-columns-repeated="16379"/>
        </table:table-row>
        <table:table-row table:style-name="ro4">
          <table:table-cell office:value-type="string" table:style-name="ce19">
            <text:p>advertise</text:p>
          </table:table-cell>
          <table:table-cell office:value-type="string" table:style-name="ce19">
            <text:p>adv_name</text:p>
          </table:table-cell>
          <table:table-cell office:value-type="string" table:style-name="ce19">
            <text:p>varchar(255)</text:p>
          </table:table-cell>
          <table:table-cell office:value-type="string" table:style-name="ce19">
            <text:p><text:span text:style-name="T2">광고</text:span><text:s/><text:span text:style-name="T2">이름</text:span></text:p>
          </table:table-cell>
          <table:table-cell table:style-name="ce13"/>
          <table:table-cell table:number-columns-repeated="16379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동석 이</dc:creator>
    <meta:creation-date>2025-11-26T05:00:37Z</meta:creation-date>
    <dc:date>2025-12-02T02:46:33Z</dc:date>
    <meta:editing-cycles>5</meta:editing-cycles>
    <meta:editing-duration>PT4966S</meta:editing-duration>
    <meta:user-defined meta:name="AppVersion">15.0000</meta:user-defined>
  </office:meta>
</office:document-meta>
</file>